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svg:font-family="'Droid Sans', arial, verdan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3">
      <style:text-properties fo:font-weight="bold" style:font-weight-asian="bold" style:font-weight-complex="bold"/>
    </style:style>
    <style:style style:name="T1" style:family="text">
      <style:text-properties fo:font-variant="normal" fo:text-transform="none" fo:color="#000000" style:font-name="Droid Sans" fo:font-size="9.75pt"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s current dutch import Calculators</text:p>
      <text:p text:style-name="P1"/>
      <text:list xml:id="list7683839772906064021" text:style-name="L1">
        <text:list-item>
          <text:p text:style-name="P3">Limited choice in countries. For example no EU countries.</text:p>
        </text:list-item>
        <text:list-item>
          <text:p text:style-name="P3">Limited choice in currencies. Only most popular.</text:p>
        </text:list-item>
        <text:list-item>
          <text:p text:style-name="P3">Exchange rate for foreign currency to euro has to be manually changed</text:p>
        </text:list-item>
        <text:list-item>
          <text:p text:style-name="P3">No autochange of import duties and tax rate for certain countries, for example buying within the eu there is no taxes and import duties</text:p>
        </text:list-item>
        <text:list-item>
          <text:p text:style-name="P3">Doesn't save the last used values for tax, import costs etc for a country selection. For example most products bought in china are in USD instead of Chinese Yen.</text:p>
        </text:list-item>
        <text:list-item>
          <text:p text:style-name="P3">Sites are not responsive</text:p>
        </text:list-item>
        <text:list-item>
          <text:p text:style-name="P3">Country names are only in dutch, while alot of dutch people only know the english names</text:p>
          <text:p text:style-name="P3"/>
        </text:list-item>
      </text:list>
      <text:p text:style-name="P2"/>
      <text:p text:style-name="P2"/>
      <text:p text:style-name="P1">Features of the new import calculator</text:p>
      <text:p text:style-name="P1"/>
      <text:list xml:id="list5792873682729125956" text:style-name="L2">
        <text:list-item>
          <text:p text:style-name="P4">All countries</text:p>
        </text:list-item>
        <text:list-item>
          <text:p text:style-name="P4">All currencies</text:p>
        </text:list-item>
        <text:list-item>
          <text:p text:style-name="P4">Work with current exchange rates</text:p>
        </text:list-item>
        <text:list-item>
          <text:p text:style-name="P4">If a user selects a country, automatically check in localstorage the last used values for the UI fields. Curreny, import duties,tax, clearance costs and post service for that country. Change these UI field to the correct values.</text:p>
        </text:list-item>
        <text:list-item>
          <text:p text:style-name="P6"><text:span text:style-name="T2">When a currency is selected update exchange rate field to current exchange rate for foreign currency. Also change the needed symbols. For example $ to </text:span><text:span text:style-name="T1">£</text:span> .</text:p>
        </text:list-item>
        <text:list-item>
          <text:p text:style-name="P6">At first page load, put if present the last used country on top of the country search dropdown. Followed by the countries in localstorage of which there are values for the UI fields.</text:p>
        </text:list-item>
        <text:list-item>
          <text:p text:style-name="P6">Order the currencies in currency search dropdown as followed. Last used currency for country if present. Then followed by usd and euro then by country primary currency.</text:p>
        </text:list-item>
        <text:list-item>
          <text:p text:style-name="P6">Check after each input on site if the calculation can be made.</text:p>
        </text:list-item>
        <text:list-item>
          <text:p text:style-name="P6">Make the country search dropdown searchable for dutch and english names</text:p>
        </text:list-item>
        <text:list-item>
          <text:p text:style-name="P6">make the currency search dropdown searchable for dutch english names and curencycode</text:p>
        </text:list-item>
      </text:list>
      <text:p text:style-name="Standard"/>
      <text:p text:style-name="Standard"/>
      <text:p text:style-name="Standard"/>
      <text:p text:style-name="Standard">local storage table values</text:p>
      <text:p text:style-name="Standard"/>
      <text:p text:style-name="Standard"/>
      <text:p text:style-name="Standard"><text:span text:style-name="T3">Table</text:span> <text:span text:style-name="T3">countryLastUsedValues</text:span></text:p>
      <text:p text:style-name="Standard">identifier: is alpha3code for country</text:p>
      <text:p text:style-name="Standard">keys: alpha2Code, currencyCode, importDuties,</text:p>
      <text:p text:style-name="Standard"><text:s/>taxRate,clearanceCosts, shipmentService</text:p>
      <text:p text:style-name="Standard"/>
      <text:p text:style-name="P1">LastUsed</text:p>
      <text:p text:style-name="P2">alpha3code</text:p>
      <text:p text:style-name="Standard"/>
      <text:p text:style-name="Standard"/>
      <text:p text:style-name="Standard"/>
      <text:p text:style-name="P1">Table exchangeRates</text:p>
      <text:p text:style-name="Standard">identifiers: is currencyCode for currency</text:p>
      <text:p text:style-name="Standard">keys: exchangeRate</text:p>
      <text:p text:style-name="Standard"/>
      <text:p text:style-name="P1"><text:soft-page-break/>Table CountryInfo</text:p>
      <text:p text:style-name="P2">identifier: <text:s/>is alpha3code for country</text:p>
      <text:p text:style-name="P2">keys: countryNameEnglish, countryNameDutch,alpha2Code, alpha3Code,primayCurrencyCode, currencyNameEnglish,currencyNameDutch</text:p>
      <text:p text:style-name="P2"/>
      <text:p text:style-name="Standard"/>
      <text:p text:style-name="Standard"/>
      <text:p text:style-name="Standard">step 1: site download</text:p>
      <text:p text:style-name="Standard"/>
      <text:list xml:id="list101017152637305124" text:style-name="L3">
        <text:list-item>
          <text:p text:style-name="P7">download up to date exchange rates, countryinfo</text:p>
        </text:list-item>
        <text:list-item>
          <text:p text:style-name="P8">if countryLastUsedValues <text:span text:style-name="T2">does not exist create this table with all dummy values</text:span></text:p>
        </text:list-item>
        <text:list-item>
          <text:p text:style-name="P8"><text:span text:style-name="T2">LastUsed exists search the corresponding values in </text:span>countryLastUsedValues <text:span text:style-name="T2">and update the ui fields</text:span></text:p>
        </text:list-item>
        <text:list-item>
          <text:p text:style-name="P5">If LastUSed does not exists used as default china alpha3code and as currency usd since most people will choose this one.</text:p>
        </text:list-item>
      </text:list>
      <text:p text:style-name="P2"/>
      <text:p text:style-name="P2"/>
      <text:p text:style-name="P2">Functions writeLocalExchangeRatesTable() //model</text:p>
      <text:p text:style-name="P2"><text:tab/>write the json table to localstorage</text:p>
      <text:p text:style-name="P2"/>
      <text:p text:style-name="P2">function doesCountryLastUsedValuesTableExists() //controller</text:p>
      <text:p text:style-name="P2"><text:tab/>check local storage if the table exists</text:p>
      <text:p text:style-name="P2"><text:tab/>return true/false</text:p>
      <text:p text:style-name="P2"/>
      <text:p text:style-name="P2">function createLocalStorageTables //model</text:p>
      <text:p text:style-name="P1"><text:span text:style-name="T2"><text:tab/> </text:span>countryLastUsedValues</text:p>
      <text:p text:style-name="P1"><text:span text:style-name="T2"><text:tab/> </text:span>LastUsed</text:p>
      <text:p text:style-name="P1"/>
      <text:p text:style-name="P2">function doesLastUsedHaveValue() //controller</text:p>
      <text:p text:style-name="P2"><text:tab/>return true or false</text:p>
      <text:p text:style-name="P2"/>
      <text:p text:style-name="P2">function getLastUsedValuesForCountry(inputcounty) //model</text:p>
      <text:p text:style-name="P2"><text:tab/></text:p>
      <text:p text:style-name="P2"><text:tab/>get country from <text:span text:style-name="T3">countryLastUsedValuesTable </text:span>update lastUsedValues</text:p>
      <text:p text:style-name="P2"/>
      <text:p text:style-name="P2">function getExchangeRateForCurrencyCode()// mag dit in model worden gedaan?</text:p>
      <text:p text:style-name="P2"/>
      <text:p text:style-name="P2">function getCountryInfo() mag dit in model worden geda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tartvalues</text:p>
      <text:p text:style-name="P2"/>
      <text:p text:style-name="P2">if no lastCountry:</text:p>
      <text:p text:style-name="P2"/>
      <text:p text:style-name="P2"><text:tab/>pick china, usa</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svg:font-family="'Droid Sans', arial, verdan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H</meta:initial-creator>
    <meta:creation-date>2020-10-29T10:11:32.17</meta:creation-date>
    <dc:date>2020-11-06T16:51:52.27</dc:date>
    <dc:creator>m H</dc:creator>
    <meta:editing-duration>P1DT4H20M16S</meta:editing-duration>
    <meta:editing-cycles>4</meta:editing-cycles>
    <meta:generator>OpenOffice/4.1.7$Win32 OpenOffice.org_project/417m1$Build-9800</meta:generator>
    <meta:document-statistic meta:table-count="0" meta:image-count="0" meta:object-count="0" meta:page-count="3" meta:paragraph-count="56" meta:word-count="463" meta:character-count="3164"/>
  </office:meta>
</office:document-meta>
</file>